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SessionImpl.XASessionImpl( XASessionInfo sessionInfo , Repository repository , Repository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ASessionImpl.getX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